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Data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DataSource.getCont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Data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yteArrayDataSourc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yteArrayDataSource.byteArrayDataSource( InputStream aIs , String a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ByteArrayDataSource.ByteArrayDataSource( String data , String a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yteArrayDataSource.ByteArrayDataSource( InputStream aIs , String 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DataSource.ByteArrayDataSource( byte [ ] data , String a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